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39377d" officeooo:paragraph-rsid="042a8d29"/>
    </style:style>
    <style:style style:name="P4" style:family="paragraph" style:parent-style-name="Text_20_body">
      <style:text-properties officeooo:paragraph-rsid="0430122d"/>
    </style:style>
    <style:style style:name="P5" style:family="paragraph" style:parent-style-name="Text_20_body">
      <style:text-properties officeooo:rsid="0430122d" officeooo:paragraph-rsid="0430122d"/>
    </style:style>
    <style:style style:name="P6" style:family="paragraph" style:parent-style-name="Text_20_body">
      <style:text-properties officeooo:rsid="0430122d" officeooo:paragraph-rsid="04566886"/>
    </style:style>
    <style:style style:name="P7" style:family="paragraph" style:parent-style-name="Text_20_body">
      <style:text-properties style:text-underline-style="solid" style:text-underline-width="auto" style:text-underline-color="font-color" officeooo:rsid="043e131e" officeooo:paragraph-rsid="043e131e"/>
    </style:style>
    <style:style style:name="P8" style:family="paragraph" style:parent-style-name="Text_20_body">
      <style:text-properties officeooo:rsid="044d0926" officeooo:paragraph-rsid="044d0926"/>
    </style:style>
    <style:style style:name="P9" style:family="paragraph" style:parent-style-name="Text_20_body">
      <style:paragraph-properties fo:text-align="start" style:justify-single-word="false" style:writing-mode="lr-tb"/>
      <style:text-properties fo:font-weight="normal" officeooo:rsid="0430e5f1" officeooo:paragraph-rsid="0430e5f1" style:font-weight-asian="normal" style:font-weight-complex="normal"/>
    </style:style>
    <style:style style:name="P10" style:family="paragraph" style:parent-style-name="Text_20_body">
      <style:paragraph-properties fo:text-align="start" style:justify-single-word="false" style:writing-mode="lr-tb"/>
      <style:text-properties fo:font-weight="normal" officeooo:rsid="04315cd5" officeooo:paragraph-rsid="04315cd5" style:font-weight-asian="normal" style:font-weight-complex="normal"/>
    </style:style>
    <style:style style:name="P11" style:family="paragraph" style:parent-style-name="Text_20_body" style:list-style-name="L1">
      <style:text-properties officeooo:paragraph-rsid="042a8d29"/>
    </style:style>
    <style:style style:name="P12" style:family="paragraph" style:parent-style-name="Text_20_body" style:list-style-name="L1">
      <style:text-properties fo:font-weight="normal" officeooo:rsid="0439377d" officeooo:paragraph-rsid="042a8d29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43c34da" officeooo:paragraph-rsid="042a8d29" style:font-weight-asian="normal" style:font-weight-complex="normal"/>
    </style:style>
    <style:style style:name="P14" style:family="paragraph" style:parent-style-name="Text_20_body">
      <style:text-properties officeooo:rsid="0430122d" officeooo:paragraph-rsid="04460b05"/>
    </style:style>
    <style:style style:name="P15" style:family="paragraph" style:parent-style-name="Text_20_body">
      <style:text-properties officeooo:rsid="044b7058" officeooo:paragraph-rsid="044b7058"/>
    </style:style>
    <style:style style:name="P16" style:family="paragraph" style:parent-style-name="Text_20_body">
      <style:text-properties officeooo:rsid="04566886" officeooo:paragraph-rsid="045d2bf9"/>
    </style:style>
    <style:style style:name="P17" style:family="paragraph" style:parent-style-name="Text_20_body">
      <style:text-properties officeooo:rsid="044af6a2" officeooo:paragraph-rsid="044af6a2"/>
    </style:style>
    <style:style style:name="P18" style:family="paragraph" style:parent-style-name="Text_20_body" style:list-style-name="L1">
      <style:text-properties officeooo:rsid="04365308" officeooo:paragraph-rsid="04365308"/>
    </style:style>
    <style:style style:name="P19" style:family="paragraph" style:parent-style-name="Text_20_body" style:list-style-name="L1">
      <style:paragraph-properties fo:text-align="end" style:justify-single-word="false" style:writing-mode="rl-tb"/>
      <style:text-properties fo:font-weight="normal" officeooo:rsid="04327717" officeooo:paragraph-rsid="045d2bf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2f5d90" style:font-weight-asian="normal" style:font-weight-complex="normal"/>
    </style:style>
    <style:style style:name="T7" style:family="text">
      <style:text-properties fo:font-weight="normal" officeooo:rsid="0430122d" style:font-weight-asian="normal" style:font-weight-complex="normal"/>
    </style:style>
    <style:style style:name="T8" style:family="text">
      <style:text-properties fo:font-weight="normal" officeooo:rsid="0430e5f1" style:font-weight-asian="normal" style:font-weight-complex="normal"/>
    </style:style>
    <style:style style:name="T9" style:family="text">
      <style:text-properties fo:font-weight="normal" officeooo:rsid="04365308" style:font-weight-asian="normal" style:font-weight-complex="normal"/>
    </style:style>
    <style:style style:name="T10" style:family="text">
      <style:text-properties fo:font-weight="normal" officeooo:rsid="043869e8" style:font-weight-asian="normal" style:font-weight-complex="normal"/>
    </style:style>
    <style:style style:name="T11" style:family="text">
      <style:text-properties fo:font-weight="normal" officeooo:rsid="043ba835" style:font-weight-asian="normal" style:font-weight-complex="normal"/>
    </style:style>
    <style:style style:name="T12" style:family="text">
      <style:text-properties fo:font-weight="normal" officeooo:rsid="043cd9e0" style:font-weight-asian="normal" style:font-weight-complex="normal"/>
    </style:style>
    <style:style style:name="T13" style:family="text">
      <style:text-properties fo:font-weight="normal" officeooo:rsid="04402528" style:font-weight-asian="normal" style:font-weight-complex="normal"/>
    </style:style>
    <style:style style:name="T14" style:family="text">
      <style:text-properties fo:font-weight="normal" officeooo:rsid="0441ab36" style:font-weight-asian="normal" style:font-weight-complex="normal"/>
    </style:style>
    <style:style style:name="T15" style:family="text">
      <style:text-properties fo:font-weight="normal" officeooo:rsid="04460b05" style:font-weight-asian="normal" style:font-weight-complex="normal"/>
    </style:style>
    <style:style style:name="T16" style:family="text">
      <style:text-properties fo:font-weight="normal" officeooo:rsid="0447fa84" style:font-weight-asian="normal" style:font-weight-complex="normal"/>
    </style:style>
    <style:style style:name="T17" style:family="text">
      <style:text-properties fo:font-weight="normal" officeooo:rsid="04484ef8" style:font-weight-asian="normal" style:font-weight-complex="normal"/>
    </style:style>
    <style:style style:name="T18" style:family="text">
      <style:text-properties fo:font-weight="normal" officeooo:rsid="044b7058" style:font-weight-asian="normal" style:font-weight-complex="normal"/>
    </style:style>
    <style:style style:name="T19" style:family="text">
      <style:text-properties fo:font-weight="normal" officeooo:rsid="0452ce25" style:font-weight-asian="normal" style:font-weight-complex="normal"/>
    </style:style>
    <style:style style:name="T20" style:family="text">
      <style:text-properties fo:font-weight="normal" officeooo:rsid="04566886" style:font-weight-asian="normal" style:font-weight-complex="normal"/>
    </style:style>
    <style:style style:name="T21" style:family="text">
      <style:text-properties fo:font-weight="normal" officeooo:rsid="0458fbdb" style:font-weight-asian="normal" style:font-weight-complex="normal"/>
    </style:style>
    <style:style style:name="T22" style:family="text">
      <style:text-properties fo:font-weight="normal" officeooo:rsid="04599ca5" style:font-weight-asian="normal" style:font-weight-complex="normal"/>
    </style:style>
    <style:style style:name="T23" style:family="text">
      <style:text-properties fo:font-weight="normal" officeooo:rsid="045b049f" style:font-weight-asian="normal" style:font-weight-complex="normal"/>
    </style:style>
    <style:style style:name="T24" style:family="text">
      <style:text-properties fo:font-weight="normal" officeooo:rsid="045cf355" style:font-weight-asian="normal" style:font-weight-complex="normal"/>
    </style:style>
    <style:style style:name="T25" style:family="text">
      <style:text-properties fo:font-weight="normal" officeooo:rsid="045d2bf9" style:font-weight-asian="normal" style:font-weight-complex="normal"/>
    </style:style>
    <style:style style:name="T26" style:family="text">
      <style:text-properties fo:font-weight="normal" officeooo:rsid="043e3775" style:font-weight-asian="normal" style:font-weight-complex="normal"/>
    </style:style>
    <style:style style:name="T27" style:family="text">
      <style:text-properties fo:font-weight="normal" officeooo:rsid="045dcdd8" style:font-weight-asian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4402528" style:font-weight-asian="bold" style:font-weight-complex="bold"/>
    </style:style>
    <style:style style:name="T30" style:family="text">
      <style:text-properties fo:font-weight="bold" officeooo:rsid="045b049f" style:font-weight-asian="bold" style:font-weight-complex="bold"/>
    </style:style>
    <style:style style:name="T31" style:family="text">
      <style:text-properties fo:font-weight="bold" officeooo:rsid="043e3775" style:font-weight-asian="bold" style:font-weight-complex="bold"/>
    </style:style>
    <style:style style:name="T32" style:family="text">
      <style:text-properties officeooo:rsid="04498b2e"/>
    </style:style>
    <style:style style:name="T33" style:family="text">
      <style:text-properties officeooo:rsid="0450fd29"/>
    </style:style>
    <style:style style:name="T34" style:family="text">
      <style:text-properties officeooo:rsid="045d2bf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6">תרגיל</text:span><text:span text:style-name="T1"> בית</text:span><text:span text:style-name="T7"> 3</text:span></text:h>
      <text:p text:style-name="P7"><text:span text:style-name="T2">ה</text:span><text:span text:style-name="T1">גשה בזוגות, עד יום שני 9/4</text:span><text:span text:style-name="T19"> בשעה 8 בבוקר.</text:span></text:p>
      <text:p text:style-name="P4"><text:span text:style-name="T2">כ</text:span><text:span text:style-name="T1">יתבו </text:span><text:span text:style-name="T2">מחלקה </text:span><text:span text:style-name="T7">בשם Member המייצגת משתמש ברשת חברתית. המשתמש יכול לעקוב / להפסיק לעקוב אחרי חברים אחרים, וכן לראות אחרי כמה חברים הוא עוקב / כמה עוקבים אחריו. בנוסף המערכת זוכרת כמה חברים פעילים יש במערכת.</text:span></text:p>
      <text:p text:style-name="P14"><text:span text:style-name="T2">מ</text:span><text:span text:style-name="T1">צורף לתרגיל זה קובץ</text:span><text:span text:style-name="T23"> </text:span><text:span text:style-name="T30">main.cpp</text:span><text:span text:style-name="T1"> עם תוכנית ראשית ובה כמה בדיקות. עליכם להוסיף את כל הקבצים הדרושים כדי שהתוכנית הראשית </text:span><text:span text:style-name="T11">הזאת </text:span><text:span text:style-name="T12">תתקמפל ותעבוד כפי שמוסבר ב</text:span><text:span text:style-name="T24">גוף ה</text:span><text:span text:style-name="T12">קוד</text:span><text:span text:style-name="T1">.</text:span><text:span text:style-name="T14"> </text:span></text:p>
      <text:p text:style-name="P14"><text:span text:style-name="T24">י</text:span><text:span text:style-name="T14">ש לכתוב בדיקות-יחידה נוספות</text:span><text:span text:style-name="T15"> </text:span><text:span text:style-name="T18">כדי לוודא שהמחלקה שלכם מתמודדת עם מקרים נוספים</text:span><text:span text:style-name="T15">.</text:span></text:p>
      <text:p text:style-name="P15"><text:span text:style-name="T15">מ</text:span><text:span text:style-name="T1">ותר לכם להוסיף מחלקות נוספות לפי הצורך.</text:span></text:p>
      <text:p text:style-name="P6"><text:span text:style-name="T28">הגשה</text:span><text:span text:style-name="T13">:</text:span><text:span text:style-name="T29"> </text:span><text:span text:style-name="T15">צרו </text:span><text:span text:style-name="T1">מאגר (repository) </text:span><text:span text:style-name="T15">חדש </text:span><text:span text:style-name="T1">בגיטהאב</text:span><text:span text:style-name="T15"> </text:span><text:span text:style-name="T20">ו</text:span><text:span text:style-name="T15">העלו לשם</text:span><text:span text:style-name="T1"> את הקבצים</text:span><text:span text:style-name="T22"> בתיקיה הראשית.</text:span></text:p>
      <text:p text:style-name="P16"><text:span text:style-name="T1">הוסיפו למאגר, בתיקיה הראשית, קובץ בשם </text:span><text:span text:style-name="T28">ids.txt</text:span><text:span text:style-name="T1"> (אותיות קטנות בלבד) הכולל את מספרי תעודות הזהות של המגישים - כל מספר בשורה נפרדת. <text:s text:c="3"/></text:span></text:p>
      <text:p text:style-name="P16"><text:span text:style-name="T25">הגישו בטופס-ההגשה קישור-שיבוט למאגר - הקישור שרואים כשלוחצים על הכפתור clone בגיטהאב.</text:span></text:p>
      <text:p text:style-name="P5"><text:span text:style-name="T28">בדיקה אוטומטית</text:span><text:span text:style-name="T1">: אנחנו נשבט (clone) את המאגר שלכם לשרת </text:span><text:span text:style-name="T16">ל</text:span><text:span text:style-name="T1">ינוקס, ונעתיק לתוך התיקיה תוכנית ראשית משלנו</text:span><text:span text:style-name="T17">,</text:span><text:span text:style-name="T1"> הכוללת בדיקות </text:span><text:span text:style-name="T8">אוטומטיות </text:span><text:span text:style-name="T1">נוספות</text:span><text:span text:style-name="T8"> וחישוב ציון</text:span><text:span text:style-name="T1">. לאחר מכן, </text:span><text:span text:style-name="T8">נריץ את הפקודות הבאות:</text:span></text:p>
      <text:p text:style-name="P9">clang++-5.0 -std=c++17 *.cpp</text:p>
      <text:p text:style-name="P10">./a.out</text:p>
      <text:p text:style-name="P8"><text:span text:style-name="T25">אתם יכולים לפתור את התרגיל בכל סביבת-פיתוח שאתם רוצים, אבל לפני ההגשה, וודאו שהפקודות האלו רצות בלי שגיאות </text:span><text:span text:style-name="T1">על מחשב לינוקס כלשהו.</text:span><text:span text:style-name="T21"> אם אין לכם clang תשתמשו ב-</text:span><text:span text:style-name="T25">++g</text:span><text:span text:style-name="T21"> במקום.</text:span></text:p>
      <text:p text:style-name="P17"><text:span text:style-name="T15">ש</text:span><text:span text:style-name="T1">ימו לב: </text:span><text:span text:style-name="T25">תוכנת הבדיקה שלנו</text:span><text:span text:style-name="T1"> מורידה את כל המאגר, ולכן יש לפתוח מאגר חדש עבור כל תרגיל בית (‎אלא-אם-כן הוא המשך של תרגיל קודם)</text:span><text:span text:style-name="T25">.</text:span></text:p>
      <text:p text:style-name="P3"><text:span text:style-name="T28">דגשים</text:span><text:span text:style-name="T1">: </text:span></text:p>
      <text:list xml:id="list3141484410889553312" text:style-name="L1">
        <text:list-item>
          <text:p text:style-name="P11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19"><text:span text:style-name="T34">יש לתכנת בהתאם ל</text:span><text:span text:style-name="T3">כללים בסיסיים של הנדסת תוכנה, </text:span><text:span text:style-name="T34">בפרט:</text:span><text:span text:style-name="T3"> חלוקה לקבצים, תיעוד</text:span><text:span text:style-name="T34"> (בעברית או באנגלית)</text:span><text:span text:style-name="T3">, שמות משמעותיים </text:span><text:span text:style-name="T34">למשתנים, </text:span><text:span text:style-name="T3">ובדיקות</text:span><text:span text:style-name="T34">-</text:span><text:span text:style-name="T3">יחידה</text:span><text:span text:style-name="T34"> (unit-test)</text:span><text:span text:style-name="T3">.</text:span></text:p>
        </text:list-item>
        <text:list-item>
          <text:p text:style-name="P12">יש לתכנן את המחלקה כך שיהיה אפשר להוסיף לה <text:span text:style-name="T32">בתרגילים הבאים </text:span>אלגוריתמים נוספים<text:span text:style-name="T33"> בגרפים, כגון: חישוב מספר עוקבים-של-עוקבים, מציאת מעגל של עוקבים, וכו'.</text:span></text:p>
        </text:list-item>
        <text:list-item>
          <text:p text:style-name="P13">מותר להשתמש בתכונות מתקדמות של שפת ++C גם אם עדיין לא נלמדו בהרצאות.</text:p>
        </text:list-item>
        <text:list-item>
          <text:p text:style-name="P18"><text:span text:style-name="T1">אין להעתיק תרגילים שלמים מסטודנטים אחרים.</text:span><text:span text:style-name="T27"> <text:s text:c="4"/></text:span><text:span text:style-name="T26">מותר </text:span><text:span text:style-name="T10">להיעזר</text:span><text:span text:style-name="T26"> </text:span><text:span text:style-name="T1">בקטעי </text:span><text:span text:style-name="T26">קוד מהאינטרנט, אולם </text:span><text:span text:style-name="T31">יש לציין בבירור את המקור</text:span><text:span text:style-name="T1">, לוודא שהקוד עובד, ולוודא שאתם מבינים למה הוא עובד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22T08:36:23.037955495</dc:date>
    <meta:editing-duration>P7DT23H4M48S</meta:editing-duration>
    <meta:editing-cycles>1024</meta:editing-cycles>
    <meta:document-statistic meta:table-count="0" meta:image-count="0" meta:object-count="0" meta:page-count="1" meta:paragraph-count="22" meta:word-count="334" meta:character-count="1940" meta:non-whitespace-character-count="1623"/>
  </office:meta>
</office:document-meta>
</file>